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-ligh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arial" fo:font-size="15.4499998092651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stra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-ligh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0:02:29.294081506</meta:creation-date>
    <dc:date>2019-04-02T00:12:47.400209398</dc:date>
    <meta:editing-duration>PT10M19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6.0.7.3$Linux_X86_64 LibreOffice_project/00m0$Build-3</meta:generator>
  </office:meta>
</office:document-meta>
</file>